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39.63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1.94mm"/>
    </style:style>
    <style:style style:name="co6" style:family="table-column">
      <style:table-column-properties fo:break-before="auto" style:column-width="9.88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C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Currency" style:data-style-name="N11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Currency" style:data-style-name="N112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Confidence intervals. Population known, z-scor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Data scientist salary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the same dataset from the lesson. The population standard deviation is known to be $ 15,000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the standard erro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Find the appropriate z-score for calculating a 90% confidence interv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Find the 90% confidence interval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Dataset</text:p>
          </table:table-cell>
          <table:table-cell table:style-name="Default"/>
          <table:table-cell table:style-name="ce9" office:value-type="string" calcext:value-type="string">
            <text:p>Std Dev: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117313" calcext:value-type="float">
            <text:p><text:s/>$117.313 </text:p>
          </table:table-cell>
          <table:table-cell table:style-name="Default"/>
          <table:table-cell table:style-name="ce9" office:value-type="string" calcext:value-type="string">
            <text:p>Mean:</text:p>
          </table:table-cell>
          <table:table-cell table:style-name="ce13" table:formula="of:=AVERAGE([.B11:.B40])" office:value-type="float" office:value="100200.366666667" calcext:value-type="float">
            <text:p>100.200,37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104002" calcext:value-type="float">
            <text:p><text:s/>$104.002 </text:p>
          </table:table-cell>
          <table:table-cell table:style-name="Default"/>
          <table:table-cell table:style-name="ce10" office:value-type="string" calcext:value-type="string">
            <text:p>Std Error:</text:p>
          </table:table-cell>
          <table:table-cell table:style-name="ce14" table:formula="of:=[.E10]/SQRT(30)" office:value-type="float" office:value="2738.61278752583" calcext:value-type="float">
            <text:p>2.738,61</text:p>
          </table:table-cell>
          <table:table-cell table:style-name="ce8" table:number-columns-repeated="2"/>
          <table:table-cell table:style-name="ce15"/>
          <table:table-cell table:style-name="ce8" table:number-columns-repeated="3"/>
          <table:table-cell table:number-columns-repeated="1013"/>
        </table:table-row>
        <table:table-row table:style-name="ro4">
          <table:table-cell/>
          <table:table-cell table:style-name="ce5" office:value-type="float" office:value="113038" calcext:value-type="float">
            <text:p><text:s/>$113.038 </text:p>
          </table:table-cell>
          <table:table-cell table:style-name="Default"/>
          <table:table-cell table:style-name="ce10" office:value-type="string" calcext:value-type="string">
            <text:p>CI of 90% with Z=0,05</text:p>
          </table:table-cell>
          <table:table-cell table:style-name="ce8" office:value-type="float" office:value="1.65" calcext:value-type="float">
            <text:p>1,65</text:p>
          </table:table-cell>
          <table:table-cell table:style-name="ce8" table:number-columns-repeated="6"/>
          <table:table-cell table:number-columns-repeated="1013"/>
        </table:table-row>
        <table:table-row table:style-name="ro5">
          <table:table-cell/>
          <table:table-cell table:style-name="ce5" office:value-type="float" office:value="101936" calcext:value-type="float">
            <text:p><text:s/>$101.936 </text:p>
          </table:table-cell>
          <table:table-cell table:style-name="ce7"/>
          <table:table-cell table:style-name="ce11" office:value-type="string" calcext:value-type="string">
            <text:p>Confidence interval</text:p>
          </table:table-cell>
          <table:table-cell table:style-name="ce5" table:formula="of:=[.E11] - [.E13] * [.E12]" office:value-type="float" office:value="95681.6555672491" calcext:value-type="float">
            <text:p><text:s/>$95.682 </text:p>
          </table:table-cell>
          <table:table-cell table:style-name="ce14" table:formula="of:=[.E11] + [.E13] * [.E12]" office:value-type="float" office:value="104719.077766084" calcext:value-type="float">
            <text:p>104.719,08</text:p>
          </table:table-cell>
          <table:table-cell table:style-name="ce8"/>
          <table:table-cell table:style-name="ce7" table:number-columns-repeated="3"/>
          <table:table-cell table:style-name="ce8"/>
          <table:table-cell table:number-columns-repeated="2"/>
          <table:table-cell table:style-name="ce17"/>
          <table:table-cell table:number-columns-repeated="1010"/>
        </table:table-row>
        <table:table-row table:style-name="ro5">
          <table:table-cell/>
          <table:table-cell table:style-name="ce5" office:value-type="float" office:value="84560" calcext:value-type="float">
            <text:p><text:s/>$84.560 </text:p>
          </table:table-cell>
          <table:table-cell table:style-name="ce8"/>
          <table:table-cell table:style-name="ce12"/>
          <table:table-cell table:style-name="ce5"/>
          <table:table-cell table:style-name="ce8" table:number-columns-repeated="2"/>
          <table:table-cell table:style-name="ce16"/>
          <table:table-cell table:style-name="ce5" table:number-columns-repeated="2"/>
          <table:table-cell table:style-name="ce8"/>
          <table:table-cell table:number-columns-repeated="1013"/>
        </table:table-row>
        <table:table-row table:style-name="ro5">
          <table:table-cell/>
          <table:table-cell table:style-name="ce5" office:value-type="float" office:value="113136" calcext:value-type="float">
            <text:p><text:s/>$113.136 </text:p>
          </table:table-cell>
          <table:table-cell table:style-name="ce8"/>
          <table:table-cell table:style-name="ce12"/>
          <table:table-cell table:style-name="ce5"/>
          <table:table-cell table:style-name="ce8" table:number-columns-repeated="6"/>
          <table:table-cell table:number-columns-repeated="2"/>
          <table:table-cell table:style-name="ce17"/>
          <table:table-cell table:number-columns-repeated="1010"/>
        </table:table-row>
        <table:table-row table:style-name="ro5">
          <table:table-cell/>
          <table:table-cell table:style-name="ce5" office:value-type="float" office:value="80740" calcext:value-type="float">
            <text:p><text:s/>$80.740 </text:p>
          </table:table-cell>
          <table:table-cell table:style-name="ce8" table:number-columns-repeated="9"/>
          <table:table-cell table:number-columns-repeated="1013"/>
        </table:table-row>
        <table:table-row table:style-name="ro5">
          <table:table-cell/>
          <table:table-cell table:style-name="ce5" office:value-type="float" office:value="100536" calcext:value-type="float">
            <text:p><text:s/>$100.536 </text:p>
          </table:table-cell>
          <table:table-cell table:style-name="ce7"/>
          <table:table-cell table:style-name="ce12"/>
          <table:table-cell table:style-name="ce8" table:number-columns-repeated="7"/>
          <table:table-cell table:number-columns-repeated="1013"/>
        </table:table-row>
        <table:table-row table:style-name="ro5">
          <table:table-cell/>
          <table:table-cell table:style-name="ce5" office:value-type="float" office:value="105052" calcext:value-type="float">
            <text:p><text:s/>$105.052 </text:p>
          </table:table-cell>
          <table:table-cell table:style-name="ce8"/>
          <table:table-cell table:style-name="ce12"/>
          <table:table-cell table:style-name="ce8" table:number-columns-repeated="7"/>
          <table:table-cell table:number-columns-repeated="1013"/>
        </table:table-row>
        <table:table-row table:style-name="ro5">
          <table:table-cell/>
          <table:table-cell table:style-name="ce5" office:value-type="float" office:value="87201" calcext:value-type="float">
            <text:p><text:s/>$87.201 </text:p>
          </table:table-cell>
          <table:table-cell table:style-name="ce8" table:number-columns-repeated="9"/>
          <table:table-cell table:number-columns-repeated="1013"/>
        </table:table-row>
        <table:table-row table:style-name="ro5">
          <table:table-cell/>
          <table:table-cell table:style-name="ce5" office:value-type="float" office:value="91986" calcext:value-type="float">
            <text:p><text:s/>$91.986 </text:p>
          </table:table-cell>
          <table:table-cell table:style-name="ce8" table:number-columns-repeated="9"/>
          <table:table-cell table:number-columns-repeated="1013"/>
        </table:table-row>
        <table:table-row table:style-name="ro5">
          <table:table-cell/>
          <table:table-cell table:style-name="ce5" office:value-type="float" office:value="94868" calcext:value-type="float">
            <text:p><text:s/>$94.868 </text:p>
          </table:table-cell>
          <table:table-cell table:style-name="ce8" table:number-columns-repeated="9"/>
          <table:table-cell table:number-columns-repeated="1013"/>
        </table:table-row>
        <table:table-row table:style-name="ro5">
          <table:table-cell/>
          <table:table-cell table:style-name="ce5" office:value-type="float" office:value="90745" calcext:value-type="float">
            <text:p><text:s/>$90.745 </text:p>
          </table:table-cell>
          <table:table-cell table:style-name="ce8" table:number-columns-repeated="9"/>
          <table:table-cell table:number-columns-repeated="1013"/>
        </table:table-row>
        <table:table-row table:style-name="ro5">
          <table:table-cell/>
          <table:table-cell table:style-name="ce5" office:value-type="float" office:value="102848" calcext:value-type="float">
            <text:p><text:s/>$102.848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85927" calcext:value-type="float">
            <text:p><text:s/>$85.927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12276" calcext:value-type="float">
            <text:p><text:s/>$112.276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08637" calcext:value-type="float">
            <text:p><text:s/>$108.637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96818" calcext:value-type="float">
            <text:p><text:s/>$96.818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92307" calcext:value-type="float">
            <text:p><text:s/>$92.307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14564" calcext:value-type="float">
            <text:p><text:s/>$114.564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09714" calcext:value-type="float">
            <text:p><text:s/>$109.714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08833" calcext:value-type="float">
            <text:p><text:s/>$108.833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15295" calcext:value-type="float">
            <text:p><text:s/>$115.295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89279" calcext:value-type="float">
            <text:p><text:s/>$89.279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81720" calcext:value-type="float">
            <text:p><text:s/>$81.720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89344" calcext:value-type="float">
            <text:p><text:s/>$89.344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114426" calcext:value-type="float">
            <text:p><text:s/>$114.426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90410" calcext:value-type="float">
            <text:p><text:s/>$90.410 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float" office:value="95118" calcext:value-type="float">
            <text:p><text:s/>$95.118 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float" office:value="113382" calcext:value-type="float">
            <text:p><text:s/>$113.382 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CI.B11:CI.B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" style:display-name="PageStyle_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21T12:34:14</meta:creation-date>
    <dc:date>2019-12-21T19:15:24.348803926</dc:date>
    <meta:generator>LibreOffice/6.0.7.3$Linux_X86_64 LibreOffice_project/00m0$Build-3</meta:generator>
    <meta:editing-duration>PT8M21S</meta:editing-duration>
    <meta:editing-cycles>3</meta:editing-cycles>
    <meta:document-statistic meta:table-count="1" meta:cell-count="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